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3.945cm"/>
    </style:style>
    <style:style style:name="gr2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106cm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fill-color="#66ffff" draw:textarea-horizontal-align="justify" draw:textarea-vertical-align="middle" draw:auto-grow-height="false" fo:min-height="2.036cm" fo:min-width="3.945cm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stroke="none" svg:stroke-color="#333333" draw:fill="none" draw:fill-color="#729fcf" draw:textarea-horizontal-align="justify" draw:textarea-vertical-align="middle" draw:auto-grow-height="false" fo:min-height="2.417cm" fo:min-width="4.707cm"/>
    </style:style>
    <style:style style:name="P1" style:family="paragraph">
      <style:paragraph-properties fo:text-align="center"/>
    </style:style>
    <style:style style:name="P2" style:family="paragraph">
      <loext:graphic-properties draw:fill-color="#66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729fcf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4.445cm" svg:height="2.286cm" svg:x="7.985cm" svg:y="3.54cm">
          <text:p text:style-name="P1">Path call</text:p>
          <text:p text:style-name="P1">lib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45cm" svg:height="2.286cm" svg:x="3.667cm" svg:y="7.604cm">
          <text:p text:style-name="P1">Path prep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445cm" svg:height="2.286cm" svg:x="3.667cm" svg:y="11.16cm">
          <text:p text:style-name="P1">Path plan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445cm" svg:height="2.286cm" svg:x="10.779cm" svg:y="11.16cm">
          <text:p text:style-name="P1">Maze solver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445cm" svg:height="2.286cm" svg:x="3.667cm" svg:y="14.97cm">
          <text:p text:style-name="P1">Path assemble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445cm" svg:height="2.286cm" svg:x="3.667cm" svg:y="18.907cm">
          <text:p text:style-name="P1">Path move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445cm" svg:height="2.286cm" svg:x="14.716cm" svg:y="1.635cm">
          <text:p text:style-name="P1">Avatar tracker</text:p>
          <text:p text:style-name="P1">(optional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286cm" svg:x="15.605cm" svg:y="20.177cm">
          <text:p text:style-name="P1">Debug relay</text:p>
          <text:p text:style-name="P1">(in other prim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89cm" svg:y1="17.256cm" svg:x2="5.889cm" svg:y2="18.907cm" draw:start-shape="id1" draw:start-glue-point="2" draw:end-shape="id2" draw:end-glue-point="0" svg:d="M5889 17256v1651" svg:viewBox="0 0 1 1652">
          <text:p/>
        </draw:connector>
        <draw:connector draw:style-name="gr3" draw:text-style-name="P1" draw:layer="layout" svg:x1="8.112cm" svg:y1="12.303cm" svg:x2="10.779cm" svg:y2="12.303cm" draw:start-shape="id3" draw:start-glue-point="1" draw:end-shape="id4" draw:end-glue-point="3" svg:d="M8112 12303h2667" svg:viewBox="0 0 2668 1">
          <text:p/>
        </draw:connector>
        <draw:connector draw:style-name="gr4" draw:text-style-name="P1" draw:layer="layout" svg:x1="13.001cm" svg:y1="13.446cm" svg:x2="5.889cm" svg:y2="14.97cm" draw:start-shape="id4" draw:start-glue-point="2" draw:end-shape="id1" svg:d="M13001 13446v762h-7112v762" svg:viewBox="0 0 7113 1525">
          <text:p/>
        </draw:connector>
        <draw:connector draw:style-name="gr4" draw:text-style-name="P1" draw:layer="layout" svg:x1="5.889cm" svg:y1="9.89cm" svg:x2="5.889cm" svg:y2="11.16cm" draw:start-shape="id5" draw:start-glue-point="2" draw:end-shape="id3" draw:end-glue-point="0" svg:d="M5889 9890v1270" svg:viewBox="0 0 1 1271">
          <text:p/>
        </draw:connector>
        <draw:connector draw:style-name="gr5" draw:text-style-name="P1" draw:layer="layout" svg:x1="12.43cm" svg:y1="2.778cm" svg:x2="14.716cm" svg:y2="2.778cm" draw:start-shape="id6" draw:start-glue-point="1" draw:end-shape="id7" draw:end-glue-point="3" svg:d="M12430 2778h2286" svg:viewBox="0 0 2287 1">
          <text:p/>
        </draw:connector>
        <draw:connector draw:style-name="gr6" draw:text-style-name="P1" draw:layer="layout" svg:x1="8.112cm" svg:y1="8.747cm" svg:x2="10.207cm" svg:y2="5.826cm" draw:start-shape="id5" draw:start-glue-point="1" draw:end-shape="id8" svg:d="M8112 8747h2095v-2921" svg:viewBox="0 0 2096 2922">
          <text:p/>
        </draw:connector>
        <draw:connector draw:style-name="gr7" draw:text-style-name="P1" draw:layer="layout" svg:x1="5.889cm" svg:y1="13.446cm" svg:x2="5.889cm" svg:y2="14.97cm" draw:start-shape="id3" draw:start-glue-point="2" draw:end-shape="id1" draw:end-glue-point="0" svg:d="M5889 13446v1524" svg:viewBox="0 0 1 1525">
          <text:p/>
        </draw:connector>
        <draw:custom-shape draw:style-name="gr8" draw:text-style-name="P2" xml:id="id6" draw:id="id6" draw:layer="layout" svg:width="4.445cm" svg:height="2.286cm" svg:x="7.985cm" svg:y="1.635cm">
          <text:p text:style-name="P1">Behavior</text:p>
          <text:p text:style-name="P1">(user provided)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3.667cm" svg:y1="16.113cm" svg:x2="7.985cm" svg:y2="4.683cm" draw:start-shape="id1" draw:start-glue-point="3" draw:end-shape="id8" draw:end-glue-point="3" svg:d="M3667 16113h-502v-11430h4820" svg:viewBox="0 0 4821 11431">
          <text:p/>
        </draw:connector>
        <draw:custom-shape draw:style-name="gr10" draw:text-style-name="P4" draw:layer="layout" svg:width="5.207cm" svg:height="2.667cm" svg:x="14.843cm" svg:y="23.733cm">
          <text:p text:style-name="P3"><text:span text:style-name="T1">Animats NPC system</text:span></text:p>
          <text:p text:style-name="P3"><text:span text:style-name="T1">Link message flow</text:span></text:p>
          <text:p text:style-name="P3"><text:span text:style-name="T1">October, 201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2:11:53.858106728</meta:creation-date>
    <meta:generator>LibreOffice/5.1.6.2$Linux_X86_64 LibreOffice_project/10m0$Build-2</meta:generator>
    <dc:date>2019-10-03T12:34:06.107316322</dc:date>
    <meta:editing-duration>PT22M13S</meta:editing-duration>
    <meta:editing-cycles>4</meta:editing-cycles>
    <meta:document-statistic meta:object-count="18"/>
  </office:meta>
</office:document-meta>
</file>